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end" style:justify-single-word="false" style:writing-mode="rl-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۱. هوش مصنوعی و یادگیری ماشین**</text:p>
      <text:p text:style-name="P1">**توضیح حوزه**: <text:s/></text:p>
      <text:p text:style-name="P1">هوش مصنوعی (AI) و یادگیری ماشین (ML) به ساخت سیستم‌هایی می‌پردازند که می‌توانند از داده‌ها یاد بگیرند و بدون برنامه‌ریزی صریح، تصمیم‌گیری یا پیش‌بینی کنند. پایتون به دلیل کتابخانه‌های قدرتمندش (مثل TensorFlow و scikit-learn) در این حوزه بسیار محبوب است. این حوزه شامل تشخیص الگو، پیش‌بینی، و تولید محتوا می‌شود.</text:p>
      <text:p text:style-name="P1"/>
      <text:p text:style-name="P1">**کاربردهای پیشرفته**: <text:s/></text:p>
      <text:p text:style-name="P1">- تشخیص و پردازش تصویر/صدا: شناسایی اشیا در تصاویر، تشخیص چهره، یا تبدیل گفتار به متن. <text:s/></text:p>
      <text:p text:style-name="P1">- پردازش زبان طبیعی (NLP): ساخت چت‌بات‌ها، ترجمه خودکار، تحلیل احساسات. <text:s/></text:p>
      <text:p text:style-name="P1">- سیستم‌های پیشنهاددهنده: پیشنهاد فیلم، محصول، یا محتوا بر اساس رفتار کاربر. <text:s/></text:p>
      <text:p text:style-name="P1">- هوش مصنوعی مولد: تولید متن، تصویر، یا موسیقی با مدل‌های generative. <text:s/></text:p>
      <text:p text:style-name="P1">- یادگیری تقویتی: آموزش ربات‌ها یا سیستم‌ها برای تصمیم‌گیری بهینه در محیط‌های پویا. <text:s/></text:p>
      <text:p text:style-name="P1"/>
      <text:p text:style-name="P1">**مثال‌های پیشرفته و جذاب**: <text:s/></text:p>
      <text:p text:style-name="P1">1. **تشخیص بیماری با تصویربرداری پزشکی**: <text:s/></text:p>
      <text:p text:style-name="P1"><text:s text:c="3"/>مدل‌های یادگیری عمیق با پایتون تصاویر MRI یا CT اسکن را تحلیل می‌کنند تا سرطان یا بیماری‌های دیگر را تشخیص دهند. برای مثال، شرکت DeepMind مدلی ساخته که بیماری‌های چشمی را از تصاویر شبکیه با دقت بالاتر از پزشکان تشخیص می‌دهد. <text:s/></text:p>
      <text:p text:style-name="P1">2. **چت‌بات‌های هوشمند مولد**: <text:s/></text:p>
      <text:p text:style-name="P1"><text:s text:c="3"/>مدل‌های NLP مثل GPT چت‌بات‌هایی می‌سازند که می‌توانند مکالمه طبیعی داشته باشند یا داستان بنویسند. Grok، ساخته xAI، با پایتون توسعه یافته و به سؤالات پیچیده پاسخ می‌دهد یا ایده‌های خلاقانه پیشنهاد می‌کند. <text:s/></text:p>
      <text:p text:style-name="P1">3. **ربات‌های خودران در بازی‌های ویدیویی**: <text:s/></text:p>
      <text:p text:style-name="P1"><text:s text:c="3"/>یادگیری تقویتی برای آموزش ربات‌ها در محیط‌های شبیه‌سازی‌شده (مثل بازی‌ها) استفاده می‌شود. DeepMind’s AlphaStar با پایتون ساخته شد و توانست در بازی StarCraft II حرفه‌ای‌ها را شکست دهد. <text:s/></text:p>
      <text:p text:style-name="P1">4. **تولید تصاویر خلاقانه**: <text:s/></text:p>
      <text:p text:style-name="P1"><text:s text:c="3"/>مدل‌های هوش مصنوعی مولد مثل DALL·E یا Stable Diffusion با پایتون تصاویری خلاقانه از توضیحات متنی تولید می‌کنند. Midjourney از پایتون برای تولید آثار هنری دیجیتال استفاده می‌کند که در گالری‌ها به نمایش درمی‌آیند. <text:s/></text:p>
      <text:p text:style-name="P1"/>
      <text:p text:style-name="P1">**ابزارهای پایتون**: TensorFlow, PyTorch, scikit-learn, Hugging Face, OpenCV.</text:p>
      <text:p text:style-name="P1"/>
      <text:p text:style-name="P1">---</text:p>
      <text:p text:style-name="P1"/>
      <text:p text:style-name="P1">### **۲. شبکه و امنیت سایبری**</text:p>
      <text:p text:style-name="P1">**توضیح حوزه**: <text:s/></text:p>
      <text:p text:style-name="P1">این حوزه به ساخت ابزارها و سیستم‌هایی برای مدیریت ارتباطات شبکه‌ای، امنیت داده‌ها، و تست آسیب‌پذیری‌ها می‌پردازد. پایتون به دلیل سادگی و کتابخانه‌های قدرتمندش (مثل socket و Scapy) در این زمینه بسیار محبوب است. از اسکریپت‌های ساده شبکه‌ای تا ابزارهای پیچیده امنیت سایبری را می‌توان با پایتون ساخت.</text:p>
      <text:p text:style-name="P1"/>
      <text:p text:style-name="P1">**کاربردهای پیشرفته**: <text:s/></text:p>
      <text:p text:style-name="P1">- تست نفوذ (Penetration Testing): شناسایی نقاط ضعف سرورها و شبکه‌ها. <text:s/></text:p>
      <text:p text:style-name="P1">- تحلیل ترافیک شبکه: بررسی بسته‌های داده برای تشخیص حملات. <text:s/></text:p>
      <text:p text:style-name="P1">- ساخت فایروال یا IDS/IPS: سیستم‌های تشخیص و پیشگیری از نفوذ. <text:s/></text:p>
      <text:p text:style-name="P1">- اتوماسیون امنیت: خودکارسازی اسکن آسیب‌پذیری‌ها. <text:s/></text:p>
      <text:p text:style-name="P1">- پروتکل‌های سفارشی: طراحی پروتکل‌های ارتباطی برای سیستم‌های خاص. <text:s/></text:p>
      <text:p text:style-name="P1"><text:soft-page-break/></text:p>
      <text:p text:style-name="P1">**مثال‌های پیشرفته و جذاب**: <text:s/></text:p>
      <text:p text:style-name="P1">1. **ابزار تست نفوذ خودکار**: <text:s/></text:p>
      <text:p text:style-name="P1"><text:s text:c="3"/>ابزارهایی با پایتون شبکه را اسکن می‌کنند، پورت‌های باز را پیدا می‌کنند، و آسیب‌پذیری‌ها را گزارش می‌دهند. ابزار Nmap با اسکریپت‌های پایتون ادغام می‌شود تا گزارش‌های سفارشی از آسیب‌پذیری‌های شبکه ارائه دهد. هکرهای قانونی از این ابزار برای تست امنیت شرکت‌ها استفاده می‌کنند. <text:s/></text:p>
      <text:p text:style-name="P1">2. **تشخیص حملات DDoS**: <text:s/></text:p>
      <text:p text:style-name="P1"><text:s text:c="3"/>پایتون برای تحلیل ترافیک شبکه و شناسایی الگوهای غیرعادی (مثل حملات DDoS) استفاده می‌شود. شرکت Cloudflare از پایتون برای تحلیل ترافیک و جلوگیری از حملات سایبری به وب‌سایت‌ها بهره می‌برد. <text:s/></text:p>
      <text:p text:style-name="P1">3. **شبیه‌ساز پروتکل‌های امنیتی**: <text:s/></text:p>
      <text:p text:style-name="P1"><text:s text:c="3"/>پایتون برای شبیه‌سازی پروتکل‌های امنیتی مثل TLS یا SSH استفاده می‌شود تا سیستم‌ها قبل از اجرا تست شوند. تیم‌های امنیت سایبری از پایتون برای شبیه‌سازی پروتکل‌های VPN سفارشی استفاده می‌کنند تا امنیت ارتباطات را تضمین کنند. <text:s/></text:p>
      <text:p text:style-name="P1">4. **ربات‌های جمع‌آوری اطلاعات (OSINT)**: <text:s/></text:p>
      <text:p text:style-name="P1"><text:s text:c="3"/>ابزارهایی که با پایتون داده‌های عمومی (مثل شبکه‌های اجتماعی) را جمع‌آوری و تحلیل می‌کنند برای تحقیقات امنیتی کاربرد دارند. ابزار Maltego با پایتون ادغام می‌شود تا اطلاعات مربوط به تهدیدات سایبری را جمع‌آوری کند. <text:s/></text:p>
      <text:p text:style-name="P1"/>
      <text:p text:style-name="P1">**ابزارهای پایتون**: socket, Scapy, paramiko, requests, PyShark.</text:p>
      <text:p text:style-name="P1"/>
      <text:p text:style-name="P1">---</text:p>
      <text:p text:style-name="P1"/>
      <text:p text:style-name="P1">### **۳. توسعه وب**</text:p>
      <text:p text:style-name="P1">**توضیح حوزه**: <text:s/></text:p>
      <text:p text:style-name="P1">توسعه وب شامل ساخت وب‌سایت‌ها و اپلیکیشن‌های وب پویاست. پایتون با فریم‌ورک‌هایی مثل Django و Flask به توسعه‌دهندگان اجازه می‌دهد وب‌اپلیکیشن‌های امن و مقیاس‌پذیر بسازند. این حوزه برای ایجاد پلتفرم‌های آنلاین، داشبوردهای داده، یا فروشگاه‌های اینترنتی کاربرد دارد.</text:p>
      <text:p text:style-name="P1"/>
      <text:p text:style-name="P1">**کاربردهای پیشرفته**: <text:s/></text:p>
      <text:p text:style-name="P1">- وب‌اپلیکیشن‌های مقیاس‌پذیر: ساخت پلتفرم‌هایی مثل شبکه‌های اجتماعی یا اپ‌های تجاری. <text:s/></text:p>
      <text:p text:style-name="P1">- APIهای RESTful: ایجاد رابط‌های برنامه‌نویسی برای ارتباط اپلیکیشن‌ها. <text:s/></text:p>
      <text:p text:style-name="P1">- وب‌اسکریپینگ پیشرفته: استخراج داده‌های پیچیده از وب‌سایت‌ها. <text:s/></text:p>
      <text:p text:style-name="P1">- اپلیکیشن‌های بلادرنگ: چت‌های آنلاین یا داشبوردهای زنده. <text:s/></text:p>
      <text:p text:style-name="P1">- ادغام با هوش مصنوعی: افزودن ویژگی‌های هوش مصنوعی به وب‌سایت‌ها. <text:s/></text:p>
      <text:p text:style-name="P1"/>
      <text:p text:style-name="P1">**مثال‌های پیشرفته و جذاب**: <text:s/></text:p>
      <text:p text:style-name="P1">1. **شبکه اجتماعی مقیاس‌پذیر**: <text:s/></text:p>
      <text:p text:style-name="P1"><text:s text:c="3"/>فریم‌ورک‌های پایتون مثل Django برای ساخت پلتفرم‌های اجتماعی با میلیون‌ها کاربر استفاده می‌شوند. اینستاگرام از Django برای مدیریت میلیاردها پست و کاربر بهره می‌برد. <text:s/></text:p>
      <text:p text:style-name="P1">2. **چت بلادرنگ وب**: <text:s/></text:p>
      <text:p text:style-name="P1"><text:s text:c="3"/>وب‌اپلیکیشن‌هایی که با WebSocket و Flask چت‌های زنده را پشتیبانی می‌کنند. Slack از پایتون برای بخش‌هایی از چت بلادرنگ خود استفاده کرده است. <text:s/></text:p>
      <text:p text:style-name="P1">3. **وب‌اسکریپر تحلیل بازار**: <text:s/></text:p>
      <text:p text:style-name="P1"><text:s text:c="3"/>اسکریپت‌های پایتون داده‌های قیمت یا نظرات کاربران را از وب‌سایت‌های تجاری جمع‌آوری و تحلیل می‌کنند. شرکت‌های تجارت الکترونیک مثل آمازون از پایتون برای تحلیل رقبا و قیمت‌گذاری پویا استفاده می‌کنند. <text:s/></text:p>
      <text:p text:style-name="P1"><text:soft-page-break/>4. **وب‌اپلیکیشن هوش مصنوعی**: <text:s/></text:p>
      <text:p text:style-name="P1"><text:s text:c="3"/>وب‌سایت‌هایی که مدل‌های هوش مصنوعی (مثل تشخیص تصویر) را از طریق مرورگر اجرا می‌کنند. Google Translate از پایتون برای بخش‌هایی از ترجمه آنلاین خود استفاده می‌کند. <text:s/></text:p>
      <text:p text:style-name="P1"/>
      <text:p text:style-name="P1">**ابزارهای پایتون**: Django, Flask, FastAPI, BeautifulSoup, Selenium.</text:p>
      <text:p text:style-name="P1"/>
      <text:p text:style-name="P1">---</text:p>
      <text:p text:style-name="P1"/>
      <text:p text:style-name="P1">### **۴. تحلیل داده و داده‌کاوی**</text:p>
      <text:p text:style-name="P1">**توضیح حوزه**: <text:s/></text:p>
      <text:p text:style-name="P1">تحلیل داده و داده‌کاوی به پردازش، تحلیل، و استخراج الگوها از داده‌های بزرگ می‌پردازد. پایتون با کتابخانه‌هایی مثل pandas و Matplotlib به تحلیلگران امکان می‌دهد داده‌ها را可视‌سازی کنند، پیش‌بینی کنند، یا تصمیم‌های داده‌محور بگیرند. این حوزه در صنایع مختلف، از مالی تا پزشکی، کاربرد دارد.</text:p>
      <text:p text:style-name="P1"/>
      <text:p text:style-name="P1">**کاربردهای پیشرفته**: <text:s/></text:p>
      <text:p text:style-name="P1">- پیش‌بینی‌های مالی: تحلیل بازار سهام یا پیش‌بینی فروش. <text:s/></text:p>
      <text:p text:style-name="P1">- تحلیل رفتار مشتری: شناسایی الگوهای خرید یا علایق کاربران. <text:s/></text:p>
      <text:p text:style-name="P1">- تحلیل داده‌های علمی: پردازش داده‌های آزمایشگاهی یا ستاره‌شناسی. <text:s/></text:p>
      <text:p text:style-name="P1">-可视‌سازی بلادرنگ: داشبوردهای داده‌ای که به‌صورت زنده به‌روزرسانی می‌شوند. <text:s/></text:p>
      <text:p text:style-name="P1">- داده‌کاوی شبکه‌های اجتماعی: تحلیل روندها یا احساسات کاربران. <text:s/></text:p>
      <text:p text:style-name="P1"/>
      <text:p text:style-name="P1">**مثال‌های پیشرفته و جذاب**: <text:s/></text:p>
      <text:p text:style-name="P1">1. **پیش‌بینی قیمت سهام**: <text:s/></text:p>
      <text:p text:style-name="P1"><text:s text:c="3"/>مدل‌های یادگیری ماشین با پایتون داده‌های بازار سهام را تحلیل می‌کنند تا روندها را پیش‌بینی کنند. شرکت‌های سرمایه‌گذاری مثل JPMorgan از پایتون برای پیش‌بینی بازار استفاده می‌کنند. <text:s/></text:p>
      <text:p text:style-name="P1">2. **تحلیل احساسات شبکه‌های اجتماعی**: <text:s/></text:p>
      <text:p text:style-name="P1"><text:s text:c="3"/>پایتون برای تحلیل توییت‌ها یا نظرات کاربران و تشخیص احساسات (مثبت/منفی) استفاده می‌شود. شرکت‌های بازاریابی از پایتون برای تحلیل نظرات مشتریان در توییتر و تنظیم استراتژی‌های تبلیغاتی بهره می‌برند. <text:s/></text:p>
      <text:p text:style-name="P1">3. **تحلیل داده‌های نجومی**: <text:s/></text:p>
      <text:p text:style-name="P1"><text:s text:c="3"/>پایتون برای پردازش داده‌های تلسکوپ‌ها و کشف سیارات جدید استفاده می‌شود. ناسا از پایتون برای تحلیل داده‌های تلسکوپ کپلر و کشف سیارات فراخورشیدی استفاده کرد. <text:s/></text:p>
      <text:p text:style-name="P1">4. **داشبوردهای بلادرنگ**: <text:s/></text:p>
      <text:p text:style-name="P1"><text:s text:c="3"/>داشبوردهایی که داده‌های زنده (مثل فروش یا ترافیک وب) را با پایتون نمایش می‌دهند. شرکت Airbnb از پایتون برای ساخت داشبوردهایی استفاده می‌کند که رفتار کاربران را به‌صورت زنده نشان می‌دهد. <text:s/></text:p>
      <text:p text:style-name="P1"/>
      <text:p text:style-name="P1">**ابزارهای پایتون**: pandas, NumPy, Matplotlib, Seaborn, Plotly.</text:p>
      <text:p text:style-name="P1"/>
      <text:p text:style-name="P1">---</text:p>
      <text:p text:style-name="P1"/>
      <text:p text:style-name="P1">### **۵. اتوماسیون و اسکریپت‌نویسی**</text:p>
      <text:p text:style-name="P1">**توضیح حوزه**: <text:s/></text:p>
      <text:p text:style-name="P1">اتوماسیون و اسکریپت‌نویسی به خودکار کردن کارهای تکراری یا مدیریت سیستم‌ها با اسکریپت‌های پایتون می‌پردازد. این حوزه برای افزایش بهره‌وری و کاهش خطای انسانی عالی است و در هر صنعتی کاربرد دارد.</text:p>
      <text:p text:style-name="P1"/>
      <text:p text:style-name="P1">**کاربردهای پیشرفته**: <text:s/></text:p>
      <text:p text:style-name="P1"><text:soft-page-break/>- اتوماسیون زیرساخت‌های ابری: مدیریت سرورها و منابع ابری. <text:s/></text:p>
      <text:p text:style-name="P1">- خودکارسازی تست نرم‌افزار: اجرای تست‌های خودکار برای اپلیکیشن‌ها. <text:s/></text:p>
      <text:p text:style-name="P1">- مدیریت فایل‌های بزرگ: سازمان‌دهی و پردازش فایل‌های حجیم. <text:s/></text:p>
      <text:p text:style-name="P1">- اتوماسیون ایمیل و اعلانات: ارسال خودکار ایمیل یا پیام. <text:s/></text:p>
      <text:p text:style-name="P1">- اسکریپت‌های DevOps: خودکارسازی فرآیندهای توسعه و استقرار. <text:s/></text:p>
      <text:p text:style-name="P1"/>
      <text:p text:style-name="P1">**مثال‌های پیشرفته و جذاب**: <text:s/></text:p>
      <text:p text:style-name="P1">1. **اتوماسیون مدیریت سرورهای ابری**: <text:s/></text:p>
      <text:p text:style-name="P1"><text:s text:c="3"/>اسکریپت‌های پایتون برای مدیریت سرورهای AWS یا Google Cloud، مثل روشن/خاموش کردن سرورها یا بکاپ‌گیری، استفاده می‌شوند. شرکت Netflix از پایتون برای اتوماسیون زیرساخت‌های ابری خود استفاده می‌کند تا میلیون‌ها کاربر را مدیریت کند. <text:s/></text:p>
      <text:p text:style-name="P1">2. **خودکارسازی تست اپلیکیشن‌ها**: <text:s/></text:p>
      <text:p text:style-name="P1"><text:s text:c="3"/>پایتون برای اجرای تست‌های خودکار روی اپلیکیشن‌های وب یا موبایل استفاده می‌شود. شرکت Spotify از پایتون برای تست خودکار ویژگی‌های جدید اپلیکیشن خود بهره می‌برد. <text:s/></text:p>
      <text:p text:style-name="P1">3. **اسکریپت مدیریت بکاپ**: <text:s/></text:p>
      <text:p text:style-name="P1"><text:s text:c="3"/>اسکریپت‌هایی که داده‌ها را خودکار بکاپ می‌گیرند و در فضای ابری ذخیره می‌کنند. شرکت‌های فناوری از پایتون برای بکاپ‌گیری خودکار دیتابیس‌هایشان استفاده می‌کنند. <text:s/></text:p>
      <text:p text:style-name="P1">4. **اتوماسیون شبکه‌های اجتماعی**: <text:s/></text:p>
      <text:p text:style-name="P1"><text:s text:c="3"/>اسکریپت‌هایی که پست‌ها را خودکار در شبکه‌های اجتماعی منتشر می‌کنند یا پاسخ‌های خودکار می‌فرستند. کسب‌وکارهای کوچک از پایتون برای زمان‌بندی پست‌های اینستاگرام استفاده می‌کنند. <text:s/></text:p>
      <text:p text:style-name="P1"/>
      <text:p text:style-name="P1">**ابزارهای پایتون**: os, shutil, smtplib, schedule, boto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5T12:06:58.194770067</meta:creation-date>
    <dc:date>2025-05-15T12:08:06.218272965</dc:date>
    <meta:editing-duration>PT1M8S</meta:editing-duration>
    <meta:editing-cycles>1</meta:editing-cycles>
    <meta:document-statistic meta:table-count="0" meta:image-count="0" meta:object-count="0" meta:page-count="4" meta:paragraph-count="99" meta:word-count="1263" meta:character-count="8191" meta:non-whitespace-character-count="6815"/>
    <meta:generator>LibreOffice/7.4.7.2$Linux_X86_64 LibreOffice_project/40$Build-2</meta:generator>
  </office:meta>
</office:document-meta>
</file>